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style:font-size-asian="14pt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officeooo:rsid="000dbf5a" officeooo:paragraph-rsid="000dbf5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Copyright (c) 2003, 2013, Oracle and/or its affiliates. All rights reserved.</text:p>
      <text:p text:style-name="P1"><text:s/>* ORACLE PROPRIETARY/CONFIDENTIAL. Use is subject to license terms. */</text:p>
      <text:p text:style-name="P1">package java.lang;</text:p>
      <text:p text:style-name="P1"/>
      <text:p text:style-name="P1">import java.util.Iterator;</text:p>
      <text:p text:style-name="P1">import java.util.Objects;</text:p>
      <text:p text:style-name="P1">import java.util.Spliterator;</text:p>
      <text:p text:style-name="P1">import java.util.Spliterators;</text:p>
      <text:p text:style-name="P1">import java.util.function.Consumer;</text:p>
      <text:p text:style-name="P1"/>
      <text:p text:style-name="P1">/*Implementing this interface allows an object to be the target of the enhanced</text:p>
      <text:p text:style-name="P1"><text:s/>* {@code for} statement (sometimes called the "for-each loop" statement).</text:p>
      <text:p text:style-name="P1"><text:s/>*</text:p>
      <text:p text:style-name="P1"><text:s/>* @param &lt;T&gt; the type of elements returned by the iterator</text:p>
      <text:p text:style-name="P1"><text:s/>*</text:p>
      <text:p text:style-name="P1"><text:s/>* @since 1.5</text:p>
      <text:p text:style-name="P1"><text:s/>* @jls 14.14.2 The enhanced {@code for} statement</text:p>
      <text:p text:style-name="P1"><text:s/>*/</text:p>
      <text:p text:style-name="P1">public interface Iterable&lt;T&gt; {</text:p>
      <text:p text:style-name="P1"><text:s text:c="4"/>/**</text:p>
      <text:p text:style-name="P1"><text:s text:c="5"/>* Returns an iterator over elements of type {@code T}.</text:p>
      <text:p text:style-name="P1"><text:s text:c="5"/>*</text:p>
      <text:p text:style-name="P1"><text:s text:c="5"/>* @return an Iterator.</text:p>
      <text:p text:style-name="P1"><text:s text:c="5"/>*/</text:p>
      <text:p text:style-name="P1"><text:s text:c="4"/>Iterator&lt;T&gt; iterator();</text:p>
      <text:p text:style-name="P1"/>
      <text:p text:style-name="P1"><text:s text:c="4"/>/* Performs the given action for each element of the {@code Iterable}</text:p>
      <text:p text:style-name="P1"><text:s text:c="5"/>* until all elements have been processed or the action throws an</text:p>
      <text:p text:style-name="P1"><text:s text:c="5"/>* exception. <text:s/>Actions are performed in the order of iteration, if that</text:p>
      <text:p text:style-name="P1"><text:s text:c="5"/>* order is specified. <text:s/>Exceptions thrown by the action are relayed to the</text:p>
      <text:p text:style-name="P1"><text:s text:c="5"/>* caller.</text:p>
      <text:p text:style-name="P1"><text:s text:c="5"/>* &lt;p&gt;</text:p>
      <text:p text:style-name="P1"><text:s text:c="5"/>* The behavior of this method is unspecified if the action performs</text:p>
      <text:p text:style-name="P1"><text:s text:c="5"/>* side-effects that modify the underlying source of elements, unless an</text:p>
      <text:p text:style-name="P1"><text:s text:c="5"/>* overriding class has specified a concurrent modification policy.</text:p>
      <text:p text:style-name="P1"><text:s text:c="5"/>*</text:p>
      <text:p text:style-name="P1"><text:s text:c="5"/>* @implSpec</text:p>
      <text:p text:style-name="P1"><text:s text:c="5"/>* &lt;p&gt;The default implementation behaves as if:</text:p>
      <text:p text:style-name="P1"><text:soft-page-break/><text:s text:c="5"/>* &lt;pre&gt;{@code</text:p>
      <text:p text:style-name="P1"><text:s text:c="5"/>* <text:s text:c="4"/>for (T t : this)</text:p>
      <text:p text:style-name="P1"><text:s text:c="5"/>* <text:s text:c="8"/>action.accept(t);</text:p>
      <text:p text:style-name="P1"><text:s text:c="5"/>* }&lt;/pre&gt;</text:p>
      <text:p text:style-name="P1"><text:s text:c="5"/>* @param action The action to be performed for each element</text:p>
      <text:p text:style-name="P1"><text:s text:c="5"/>* @throws NullPointerException if the specified action is null</text:p>
      <text:p text:style-name="P1"><text:s text:c="5"/>* @since 1.8</text:p>
      <text:p text:style-name="P1"><text:s text:c="5"/>*/</text:p>
      <text:p text:style-name="P1"><text:s text:c="4"/>default void forEach(Consumer&lt;? super T&gt; action) {</text:p>
      <text:p text:style-name="P1"><text:s text:c="8"/>Objects.requireNonNull(action);</text:p>
      <text:p text:style-name="P1"><text:s text:c="8"/>for (T t : this) {</text:p>
      <text:p text:style-name="P1"><text:s text:c="12"/>action.accept(t);</text:p>
      <text:p text:style-name="P1"><text:s text:c="8"/>}</text:p>
      <text:p text:style-name="P1"><text:s text:c="4"/>}</text:p>
      <text:p text:style-name="P1"/>
      <text:p text:style-name="P1"><text:s text:c="4"/>/* Creates a {@link Spliterator} over the elements described by this</text:p>
      <text:p text:style-name="P1"><text:s text:c="5"/>* {@code Iterable}.</text:p>
      <text:p text:style-name="P1"><text:s text:c="5"/>* @implSpec</text:p>
      <text:p text:style-name="P1"><text:s text:c="5"/>* The default implementation creates an</text:p>
      <text:p text:style-name="P1"><text:s text:c="5"/>* &lt;em&gt;&lt;a href="../util/Spliterator.html#binding"&gt;early-binding&lt;/a&gt;&lt;/em&gt;</text:p>
      <text:p text:style-name="P1"><text:s text:c="5"/>* spliterator from the iterable's {@code Iterator}. <text:s/>The spliterator</text:p>
      <text:p text:style-name="P1"><text:s text:c="5"/>* inherits the &lt;em&gt;fail-fast&lt;/em&gt; properties of the iterable's iterator.</text:p>
      <text:p text:style-name="P1"><text:s text:c="5"/>*</text:p>
      <text:p text:style-name="P1"><text:s text:c="5"/>* @implNote</text:p>
      <text:p text:style-name="P1"><text:s text:c="5"/>* The default implementation should usually be overridden. <text:s/>The</text:p>
      <text:p text:style-name="P1"><text:s text:c="5"/>* spliterator returned by the default implementation has poor splitting</text:p>
      <text:p text:style-name="P1"><text:s text:c="5"/>* capabilities, is unsized, and does not report any spliterator</text:p>
      <text:p text:style-name="P1"><text:s text:c="5"/>* characteristics. Implementing classes can nearly always provide a</text:p>
      <text:p text:style-name="P1"><text:s text:c="5"/>* better implementation.</text:p>
      <text:p text:style-name="P1"><text:s text:c="5"/>*</text:p>
      <text:p text:style-name="P1"><text:s text:c="5"/>* @return a {@code Spliterator} over the elements described by this</text:p>
      <text:p text:style-name="P1"><text:s text:c="5"/>* {@code Iterable}.</text:p>
      <text:p text:style-name="P1"><text:s text:c="5"/>* @since 1.8</text:p>
      <text:p text:style-name="P1"><text:s text:c="5"/>*/</text:p>
      <text:p text:style-name="P1"><text:s text:c="4"/>default Spliterator&lt;T&gt; spliterator() {</text:p>
      <text:p text:style-name="P1"><text:s text:c="8"/>return Spliterators.spliteratorUnknownSize(iterator(), 0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bf5a" officeooo:paragraph-rsid="000dbf5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terable.java <text:s/>(folder: java.base/java/lang) </text:span><text:s/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2:20:01.372502883</meta:creation-date>
    <meta:print-date>2020-04-07T22:39:57.265039737</meta:print-date>
    <dc:date>2020-04-07T22:42:18.882326991</dc:date>
    <meta:editing-duration>PT12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74" meta:word-count="372" meta:character-count="2781" meta:non-whitespace-character-count="2175"/>
  </office:meta>
</office:document-meta>
</file>